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21000000B8F7E6F4C1541AE82D.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draw:fill-color="#ffffff" fo:min-height="13.364cm"/>
    </style:style>
    <style:style style:name="P1" style:family="paragraph">
      <loext:graphic-properties draw:fill-color="#ffffff"/>
    </style:style>
    <style:style style:name="P2" style:family="paragraph">
      <loext:graphic-properties draw:fill-color="#ffffff"/>
      <style:text-properties fo:font-size="20pt"/>
    </style:style>
    <style:style style:name="T1" style:family="text">
      <style:text-properties fo:language="fr" fo:country="FR"/>
    </style:style>
    <style:style style:name="T2" style:family="text">
      <style:text-properties fo:font-variant="normal" fo:text-transform="none" fo:color="#0066cc"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1.6cm" svg:y="6.4cm" presentation:class="title" presentation:user-transformed="true">
          <draw:text-box>
            <text:p>IHM: Projet apprentissage des langues </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Architecture</text:p>
          </draw:text-box>
        </draw:frame>
        <draw:frame presentation:style-name="pr4" draw:layer="layout" svg:width="25.199cm" svg:height="12.179cm" svg:x="1.4cm" svg:y="3.821cm" presentation:class="outline" presentation:user-transformed="true">
          <draw:text-box>
            <text:list text:style-name="L2">
              <text:list-header>
                <text:p>Pour notre projet nous avons choisi de mettre en place un système de vues qui permette d’avoir un apperçu des différents modèles.</text:p>
                <text:p/>
                <text:p>Plusieurs contrôleurs sont proposés pour faire le lien entre les différentes vues.Chaques contrôleurs sont reliés entre eux.</text:p>
                <text:p/>
                <text:p>Cette disposition permet une compréhension du code plus facile et permet une modulation simplifiée.</text:p>
              </text:list-header>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6" draw:layer="layout" svg:width="25.199cm" svg:height="1.771cm" svg:x="1.4cm" svg:y="0.837cm" presentation:class="title" presentation:user-transformed="true">
          <draw:text-box>
            <text:p>Ergonomie</text:p>
          </draw:text-box>
        </draw:frame>
        <draw:frame presentation:style-name="pr7" draw:layer="layout" svg:width="25.199cm" svg:height="12.179cm" svg:x="1.4cm" svg:y="4.914cm" presentation:class="outline">
          <draw:text-box>
            <text:list text:style-name="L2">
              <text:list-header>
                <text:p>Pour l’ensemble du projet nous avons choisi un code couleur plutôt simple. Du vert pour les titres et les textes des boutons et du blanc pour le fond. Des cadres noirs sont également mis en place pour séparer différentes parties.</text:p>
                <text:p/>
                <text:p>Nous avons décidé de séparer 2 parties à savoir atelier et magazine. </text:p>
                <text:p/>
              </text:list-header>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cm" svg:y="0.837cm" presentation:class="title">
          <draw:text-box>
            <text:p>Atelier</text:p>
          </draw:text-box>
        </draw:frame>
        <draw:frame presentation:style-name="pr7" draw:layer="layout" svg:width="25.199cm" svg:height="12.179cm" svg:x="1.4cm" svg:y="4.914cm" presentation:class="outline" presentation:user-transformed="true">
          <draw:text-box>
            <text:list text:style-name="L2">
              <text:list-header>
                <text:p>L’atelier permet d’apprendre et de faire des exercices.</text:p>
                <text:p>L’atelier est également nivelé. 3 types de niveaux sont proposés avec un <text:span text:style-name="T1">bouton</text:span> d’aide ainsi qu’une description pour choisir le bon niveau. </text:p>
                <text:p>Une fois ce choix réalisé vous pourrez <text:span text:style-name="T1">accéder</text:span> à différentes leçons. Après cela vous pourrez soit sauter l’apprentissage de la leçon soit y avoir accès puis ensuite faire un exercise en rapport avec cette dernière.</text:p>
                <text:p/>
              </text:list-header>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layer="layout" svg:width="25.199cm" svg:height="1.771cm" svg:x="1.4cm" svg:y="0.837cm" presentation:class="title">
          <draw:text-box>
            <text:p>Atelier</text:p>
          </draw:text-box>
        </draw:frame>
        <draw:frame presentation:style-name="pr7" draw:layer="layout" svg:width="25.199cm" svg:height="12.179cm" svg:x="1.4cm" svg:y="4.914cm" presentation:class="outline" presentation:user-transformed="true">
          <draw:text-box>
            <text:list text:style-name="L2">
              <text:list-header>
                <text:p>Chaques niveau (débutant / Intermédiaire / <text:s text:c="2"/>confirmé) contiens les mêmes grand thèmes mais avec des niveaux de difficultés adaptés.</text:p>
                <text:p/>
                <text:p>Le lexique est intégré dans les différentes parties de l’atelier pour que l’utilisateur y est accès puisse y avoir accès pendant son apprentissage(du vocabulaire avec sa traduction).</text:p>
              </text:list-header>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layer="layout" svg:width="25.199cm" svg:height="1.771cm" svg:x="1.4cm" svg:y="0.837cm" presentation:class="title">
          <draw:text-box>
            <text:p>Magazine</text:p>
          </draw:text-box>
        </draw:frame>
        <draw:frame presentation:style-name="pr7" draw:layer="layout" svg:width="25.199cm" svg:height="12.179cm" svg:x="1.401cm" svg:y="3.821cm" presentation:class="outline" presentation:user-transformed="true">
          <draw:text-box>
            <text:list text:style-name="L2">
              <text:list-header>
                <text:p/>
                <text:p/>
                <text:p>Une sélection de magazines est proposée selon des niveaux pour que la compréhension de l’article soit adapté.</text:p>
                <text:p>Le lexique est également disponible dans cette partie.</text:p>
              </text:list-header>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layer="layout" svg:width="25.199cm" svg:height="1.771cm" svg:x="1.4cm" svg:y="0.837cm" presentation:class="title" presentation:user-transformed="true">
          <draw:text-box>
            <text:p>Les points forts</text:p>
          </draw:text-box>
        </draw:frame>
        <draw:frame presentation:style-name="pr7" draw:layer="layout" svg:width="25.199cm" svg:height="12.179cm" svg:x="1.001cm" svg:y="7.421cm" presentation:class="outline" presentation:user-transformed="true">
          <draw:text-box>
            <text:list text:style-name="L2">
              <text:list-header>
                <text:p>Un apprentissage pour tous grâce à des niveaux différents.</text:p>
                <text:p><text:span text:style-name="T2">Un lexique </text:span>aisément modifiable.</text:p>
                <text:p>Une organisation facile à comprendre.</text:p>
                <text:p/>
              </text:list-header>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4T11:40:14.279528859</meta:creation-date>
    <meta:editing-duration>PT59M27S</meta:editing-duration>
    <meta:editing-cycles>19</meta:editing-cycles>
    <meta:generator>LibreOffice/6.0.3.2$Linux_X86_64 LibreOffice_project/00m0$Build-2</meta:generator>
    <dc:title>Blue Curve</dc:title>
    <dc:date>2018-12-14T14:12:26.320553232</dc:date>
    <meta:document-statistic meta:object-count="62"/>
  </office:meta>
</office:document-meta>
</file>